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erson" style:family="table">
      <style:table-properties style:width="9.5625in" fo:margin-left="-0.6313in" table:align="left"/>
    </style:style>
    <style:style style:name="Person.A" style:family="table-column">
      <style:table-column-properties style:column-width="4in"/>
    </style:style>
    <style:style style:name="Person.B" style:family="table-column">
      <style:table-column-properties style:column-width="2.6875in"/>
    </style:style>
    <style:style style:name="Person.C" style:family="table-column">
      <style:table-column-properties style:column-width="2.875in"/>
    </style:style>
    <style:style style:name="Person.A1" style:family="table-cell">
      <style:table-cell-properties fo:padding="0.0382in" fo:border="0.05pt solid #000000"/>
    </style:style>
    <style:style style:name="Person.B1" style:family="table-cell">
      <style:table-cell-properties fo:padding="0.0382in" fo:border="none"/>
    </style:style>
    <style:style style:name="Person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375in" fo:margin-left="5.9938in" table:align="left"/>
    </style:style>
    <style:style style:name="Table2.A" style:family="table-column">
      <style:table-column-properties style:column-width="2.375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9.75in" fo:margin-left="-0.1833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1.8125in"/>
    </style:style>
    <style:style style:name="Table1.D" style:family="table-column">
      <style:table-column-properties style:column-width="1.6875in"/>
    </style:style>
    <style:style style:name="Table1.E" style:family="table-column">
      <style:table-column-properties style:column-width="2in"/>
    </style:style>
    <style:style style:name="Table1.G" style:family="table-column">
      <style:table-column-properties style:column-width="2.125in"/>
    </style:style>
    <style:style style:name="Table1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1.B1" style:family="table-cell">
      <style:table-cell-properties fo:background-color="transparent" fo:padding="0.0382in" fo:border="none">
        <style:background-image/>
      </style:table-cell-properties>
    </style:style>
    <style:style style:name="Table1.C1" style:family="table-cell">
      <style:table-cell-properties fo:padding="0.0382in" fo:border="0.05pt solid #000000"/>
    </style:style>
    <style:style style:name="Table1.D1" style:family="table-cell">
      <style:table-cell-properties fo:padding="0.0382in" fo:border="none"/>
    </style:style>
    <style:style style:name="Table1.E1" style:family="table-cell">
      <style:table-cell-properties fo:padding="0.0382in" fo:border="0.05pt solid #000000"/>
    </style:style>
    <style:style style:name="Table1.F1" style:family="table-cell">
      <style:table-cell-properties fo:padding="0.0382in" fo:border="none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2" style:family="table-cell">
      <style:table-cell-properties fo:padding="0.0382in" fo:border="none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F3" style:family="table-cell">
      <style:table-cell-properties fo:padding="0.0382in" fo:border="none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125in" fo:margin-left="1.6813in" table:align="left"/>
    </style:style>
    <style:style style:name="Table3.A" style:family="table-column">
      <style:table-column-properties style:column-width="5.31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9271in" fo:margin-left="0.4417in" table:align="left" style:shadow="none"/>
    </style:style>
    <style:style style:name="Table4.A" style:family="table-column">
      <style:table-column-properties style:column-width="3.625in"/>
    </style:style>
    <style:style style:name="Table4.B" style:family="table-column">
      <style:table-column-properties style:column-width="1.8542in"/>
    </style:style>
    <style:style style:name="Table4.C" style:family="table-column">
      <style:table-column-properties style:column-width="2.4479in"/>
    </style:style>
    <style:style style:name="Table4.A1" style:family="table-cell">
      <style:table-cell-properties fo:padding="0.0382in" fo:border="0.05pt solid #000000"/>
    </style:style>
    <style:style style:name="Table4.B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9.75in" fo:margin-left="-0.1833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0.1875in"/>
    </style:style>
    <style:style style:name="Table5.C" style:family="table-column">
      <style:table-column-properties style:column-width="1.8125in"/>
    </style:style>
    <style:style style:name="Table5.D" style:family="table-column">
      <style:table-column-properties style:column-width="1.6875in"/>
    </style:style>
    <style:style style:name="Table5.E" style:family="table-column">
      <style:table-column-properties style:column-width="2in"/>
    </style:style>
    <style:style style:name="Table5.G" style:family="table-column">
      <style:table-column-properties style:column-width="2.125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B1" style:family="table-cell">
      <style:table-cell-properties fo:background-color="transparent" fo:padding="0.0382in" fo:border="none">
        <style:background-image/>
      </style:table-cell-properties>
    </style:style>
    <style:style style:name="Table5.C1" style:family="table-cell">
      <style:table-cell-properties fo:padding="0.0382in" fo:border="0.05pt solid #000000"/>
    </style:style>
    <style:style style:name="Table5.D1" style:family="table-cell">
      <style:table-cell-properties fo:padding="0.0382in" fo:border="none"/>
    </style:style>
    <style:style style:name="Table5.E1" style:family="table-cell">
      <style:table-cell-properties fo:padding="0.0382in" fo:border="0.05pt solid #000000"/>
    </style:style>
    <style:style style:name="Table5.F1" style:family="table-cell">
      <style:table-cell-properties fo:padding="0.0382in" fo:border="none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D2" style:family="table-cell">
      <style:table-cell-properties fo:padding="0.0382in" fo:border="none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F2" style:family="table-cell">
      <style:table-cell-properties fo:padding="0.0382in" fo:border="none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D3" style:family="table-cell">
      <style:table-cell-properties fo:padding="0.0382in" fo:border="none"/>
    </style:style>
    <style:style style:name="Table5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F3" style:family="table-cell">
      <style:table-cell-properties fo:padding="0.0382in" fo:border="none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fo:font-weight="bold" officeooo:rsid="001c8994" officeooo:paragraph-rsid="001c8994" style:font-size-asian="10.5pt" style:font-weight-asian="bold" style:font-size-complex="10.5pt" style:font-weight-complex="bold"/>
    </style:style>
    <style:style style:name="P2" style:family="paragraph" style:parent-style-name="Standard">
      <style:text-properties fo:font-size="10.5pt" officeooo:paragraph-rsid="00054d8d" style:font-size-asian="10.5pt" style:font-size-complex="10.5pt"/>
    </style:style>
    <style:style style:name="P3" style:family="paragraph" style:parent-style-name="Standard">
      <style:text-properties fo:font-size="10.5pt" officeooo:paragraph-rsid="0019732c" style:font-size-asian="10.5pt" style:font-size-complex="10.5pt"/>
    </style:style>
    <style:style style:name="P4" style:family="paragraph" style:parent-style-name="Standard">
      <style:text-properties fo:font-size="10.5pt" officeooo:paragraph-rsid="00066661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fo:font-weight="bold" officeooo:rsid="00054d8d" officeooo:paragraph-rsid="00054d8d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fo:font-weight="bold" officeooo:rsid="00099818" officeooo:paragraph-rsid="00099818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.5pt" fo:font-weight="bold" officeooo:rsid="0019732c" officeooo:paragraph-rsid="0019732c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.5pt" fo:font-weight="bold" officeooo:rsid="00066661" officeooo:paragraph-rsid="00066661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fo:font-size="10.5pt" officeooo:rsid="00054d8d" officeooo:paragraph-rsid="00308277" style:font-size-asian="10.5pt" style:font-size-complex="10.5pt"/>
    </style:style>
    <style:style style:name="P10" style:family="paragraph" style:parent-style-name="Table_20_Contents">
      <style:text-properties fo:font-size="10.5pt" officeooo:rsid="00054d8d" officeooo:paragraph-rsid="00054d8d" style:font-size-asian="10.5pt" style:font-size-complex="10.5pt"/>
    </style:style>
    <style:style style:name="P11" style:family="paragraph" style:parent-style-name="Table_20_Contents">
      <style:text-properties fo:font-size="10.5pt" officeooo:rsid="00054d8d" officeooo:paragraph-rsid="001c8994" style:font-size-asian="10.5pt" style:font-size-complex="10.5pt"/>
    </style:style>
    <style:style style:name="P12" style:family="paragraph" style:parent-style-name="Table_20_Contents">
      <style:text-properties fo:font-size="10.5pt" officeooo:rsid="00308277" officeooo:paragraph-rsid="00308277" style:font-size-asian="10.5pt" style:font-size-complex="10.5pt"/>
    </style:style>
    <style:style style:name="P13" style:family="paragraph" style:parent-style-name="Table_20_Contents">
      <style:paragraph-properties fo:text-align="end" style:justify-single-word="false"/>
      <style:text-properties fo:font-size="10.5pt" officeooo:rsid="001448c7" officeooo:paragraph-rsid="001448c7" style:font-size-asian="10.5pt" style:font-size-complex="10.5pt"/>
    </style:style>
    <style:style style:name="P14" style:family="paragraph" style:parent-style-name="Table_20_Contents">
      <style:text-properties fo:font-size="10.5pt" officeooo:rsid="00099818" officeooo:paragraph-rsid="00099818" style:font-size-asian="10.5pt" style:font-size-complex="10.5pt"/>
    </style:style>
    <style:style style:name="P15" style:family="paragraph" style:parent-style-name="Table_20_Contents">
      <style:text-properties fo:font-size="10.5pt" officeooo:rsid="00308c40" officeooo:paragraph-rsid="00308c40" style:font-size-asian="10.5pt" style:font-size-complex="10.5pt"/>
    </style:style>
    <style:style style:name="P16" style:family="paragraph" style:parent-style-name="Table_20_Contents">
      <style:text-properties fo:font-size="10.5pt" officeooo:rsid="000e4cbc" officeooo:paragraph-rsid="000e4cbc" style:font-size-asian="10.5pt" style:font-size-complex="10.5pt"/>
    </style:style>
    <style:style style:name="P17" style:family="paragraph" style:parent-style-name="Table_20_Contents">
      <style:text-properties fo:font-size="10.5pt" officeooo:rsid="000e4cbc" officeooo:paragraph-rsid="00308277" style:font-size-asian="10.5pt" style:font-size-complex="10.5pt"/>
    </style:style>
    <style:style style:name="P18" style:family="paragraph" style:parent-style-name="Table_20_Contents">
      <style:text-properties fo:font-size="10.5pt" officeooo:rsid="000e4cbc" officeooo:paragraph-rsid="001c8994" style:font-size-asian="10.5pt" style:font-size-complex="10.5pt"/>
    </style:style>
    <style:style style:name="P19" style:family="paragraph" style:parent-style-name="Table_20_Contents">
      <style:text-properties fo:font-size="10.5pt" officeooo:rsid="000e4cbc" officeooo:paragraph-rsid="002483f7" style:font-size-asian="10.5pt" style:font-size-complex="10.5pt"/>
    </style:style>
    <style:style style:name="P20" style:family="paragraph" style:parent-style-name="Table_20_Contents">
      <style:text-properties fo:font-size="10.5pt" officeooo:rsid="001c8994" officeooo:paragraph-rsid="001c8994" style:font-size-asian="10.5pt" style:font-size-complex="10.5pt"/>
    </style:style>
    <style:style style:name="P21" style:family="paragraph" style:parent-style-name="Table_20_Contents">
      <style:text-properties fo:font-size="10.5pt" officeooo:rsid="00066661" officeooo:paragraph-rsid="00066661" style:font-size-asian="10.5pt" style:font-size-complex="10.5pt"/>
    </style:style>
    <style:style style:name="P22" style:family="paragraph" style:parent-style-name="Standard">
      <style:text-properties fo:font-size="10.5pt" officeooo:paragraph-rsid="00066661" style:font-size-asian="10.5pt" style:font-size-complex="10.5pt"/>
    </style:style>
    <style:style style:name="P23" style:family="paragraph" style:parent-style-name="Standard">
      <style:text-properties fo:font-size="10.5pt" officeooo:paragraph-rsid="0032c799" style:font-size-asian="10.5pt" style:font-size-complex="10.5pt"/>
    </style:style>
    <style:style style:name="P24" style:family="paragraph" style:parent-style-name="Standard">
      <style:text-properties fo:font-size="10.5pt" fo:font-weight="bold" officeooo:rsid="001c8994" officeooo:paragraph-rsid="0032c799" style:font-size-asian="10.5pt" style:font-weight-asian="bold" style:font-size-complex="10.5pt" style:font-weight-complex="bold"/>
    </style:style>
    <style:style style:name="P25" style:family="paragraph" style:parent-style-name="Table_20_Contents">
      <style:text-properties fo:font-size="10.5pt" officeooo:rsid="00308277" officeooo:paragraph-rsid="00308277" style:font-size-asian="10.5pt" style:font-size-complex="10.5pt"/>
    </style:style>
    <style:style style:name="P26" style:family="paragraph" style:parent-style-name="Table_20_Contents">
      <style:text-properties fo:font-size="10.5pt" officeooo:rsid="00308277" officeooo:paragraph-rsid="0032c799" style:font-size-asian="10.5pt" style:font-size-complex="10.5pt"/>
    </style:style>
    <style:style style:name="P27" style:family="paragraph" style:parent-style-name="Table_20_Contents">
      <style:text-properties fo:font-size="10.5pt" officeooo:rsid="00054d8d" officeooo:paragraph-rsid="0032c799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size="10.5pt" officeooo:rsid="001448c7" officeooo:paragraph-rsid="0032c799" style:font-size-asian="10.5pt" style:font-size-complex="10.5pt"/>
    </style:style>
    <style:style style:name="P29" style:family="paragraph" style:parent-style-name="Table_20_Contents">
      <style:paragraph-properties fo:text-align="start" style:justify-single-word="false"/>
      <style:text-properties fo:font-size="10.5pt" officeooo:rsid="001448c7" officeooo:paragraph-rsid="001448c7" style:font-size-asian="10.5pt" style:font-size-complex="10.5pt"/>
    </style:style>
    <style:style style:name="P30" style:family="paragraph" style:parent-style-name="Table_20_Contents">
      <style:text-properties fo:font-size="10.5pt" officeooo:rsid="00099818" officeooo:paragraph-rsid="0032c799" style:font-size-asian="10.5pt" style:font-size-complex="10.5pt"/>
    </style:style>
    <style:style style:name="P31" style:family="paragraph" style:parent-style-name="Table_20_Contents">
      <style:text-properties fo:font-size="10.5pt" officeooo:rsid="00308c40" officeooo:paragraph-rsid="0032c799" style:font-size-asian="10.5pt" style:font-size-complex="10.5pt"/>
    </style:style>
    <style:style style:name="P32" style:family="paragraph" style:parent-style-name="Table_20_Contents">
      <style:text-properties fo:font-size="10.5pt" officeooo:rsid="000e4cbc" officeooo:paragraph-rsid="0032c799" style:font-size-asian="10.5pt" style:font-size-complex="10.5pt"/>
    </style:style>
    <style:style style:name="P33" style:family="paragraph" style:parent-style-name="Table_20_Contents">
      <style:text-properties fo:font-size="10.5pt" officeooo:rsid="001c8994" officeooo:paragraph-rsid="0032c799" style:font-size-asian="10.5pt" style:font-size-complex="10.5pt"/>
    </style:style>
    <style:style style:name="P34" style:family="paragraph" style:parent-style-name="Table_20_Contents">
      <style:text-properties fo:font-size="10.5pt" officeooo:rsid="00066661" officeooo:paragraph-rsid="0032c799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fo:font-weight="bold" officeooo:rsid="00054d8d" officeooo:paragraph-rsid="0032c799" style:font-size-asian="10.5pt" style:font-weight-asian="bold" style:font-size-complex="10.5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099818" officeooo:paragraph-rsid="0032c799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0.5pt" fo:font-weight="bold" officeooo:rsid="0019732c" officeooo:paragraph-rsid="0032c799" style:font-size-asian="10.5pt" style:font-weight-asian="bold" style:font-size-complex="10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0.5pt" fo:font-weight="bold" officeooo:rsid="00066661" officeooo:paragraph-rsid="0032c799" style:font-size-asian="10.5pt" style:font-weight-asian="bold" style:font-size-complex="10.5pt" style:font-weight-complex="bold"/>
    </style:style>
    <style:style style:name="P39" style:family="paragraph">
      <loext:graphic-properties draw:fill-color="#000000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-color="#ffffff"/>
      <style:text-properties fo:font-size="12pt"/>
    </style:style>
    <style:style style:name="P42" style:family="paragraph">
      <loext:graphic-properties draw:fill="none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text-properties fo:font-size="12pt"/>
    </style:style>
    <style:style style:name="T1" style:family="text">
      <style:text-properties officeooo:rsid="00197180"/>
    </style:style>
    <style:style style:name="T2" style:family="text">
      <style:text-properties officeooo:rsid="001c8994"/>
    </style:style>
    <style:style style:name="T3" style:family="text">
      <style:text-properties officeooo:rsid="001e6980"/>
    </style:style>
    <style:style style:name="T4" style:family="text">
      <style:text-properties officeooo:rsid="00225a18"/>
    </style:style>
    <style:style style:name="T5" style:family="text">
      <style:text-properties officeooo:rsid="002b698c"/>
    </style:style>
    <style:style style:name="T6" style:family="text">
      <style:text-properties officeooo:rsid="00308277"/>
    </style:style>
    <style:style style:name="T7" style:family="text">
      <style:text-properties officeooo:rsid="00308c40"/>
    </style:style>
    <style:style style:name="T8" style:family="text">
      <style:text-properties fo:font-size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0327in" fo:min-width="0.1071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148in" fo:min-width="0.1055in" style:run-through="foreground"/>
    </style:style>
    <style:style style:name="gr6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justify" draw:textarea-vertical-align="middle" draw:auto-grow-height="false" fo:min-height="0.1626in" fo:min-width="0.1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0.0327in" fo:min-width="0.2382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point 1: UML – Class Diagram:</text:p>
      <text:p text:style-name="P2"><text:tab/><text:tab/><text:tab/><text:tab/><text:tab/><text:tab/><text:tab/><text:tab/><text:tab/><text:tab/><text:tab/></text:p>
      <table:table table:name="Person" table:style-name="Person">
        <table:table-column table:style-name="Person.A"/>
        <table:table-column table:style-name="Person.B"/>
        <table:table-column table:style-name="Person.C"/>
        <table:table-row>
          <table:table-cell table:style-name="Person.A1" office:value-type="string">
            <text:p text:style-name="P5"><draw:line text:anchor-type="paragraph" draw:z-index="2" draw:name="Shape4" draw:style-name="gr6" draw:text-style-name="P39" svg:x1="6.622in" svg:y1="0.5638in" svg:x2="3.9657in" svg:y2="0.5638in"><text:p/></draw:line>Person</text:p>
          </table:table-cell>
          <table:table-cell table:style-name="Person.B1" office:value-type="string">
            <text:p text:style-name="P5"/>
          </table:table-cell>
          <table:table-cell table:style-name="Person.A1" office:value-type="string">
            <text:p text:style-name="P6">Amity</text:p>
          </table:table-cell>
        </table:table-row>
        <table:table-row>
          <table:table-cell table:style-name="Person.A2" office:value-type="string">
            <text:p text:style-name="P9">+<text:span text:style-name="T6">person_id: int</text:span></text:p>
            <text:p text:style-name="P9"><text:span text:style-name="T6">+</text:span>name: string</text:p>
            <text:p text:style-name="P10">+role: string</text:p>
            <text:p text:style-name="P10">+e_mail: string</text:p>
            <text:p text:style-name="P12">+office: string</text:p>
            <text:p text:style-name="P12">+living_space: string</text:p>
          </table:table-cell>
          <table:table-cell table:style-name="Person.B1" office:value-type="string">
            <text:p text:style-name="P29">0..* <text:s text:c="41"/>assignedRoom</text:p>
            <text:p text:style-name="P13"/>
            <text:p text:style-name="P29">assignedPerson <text:s text:c="39"/><text:span text:style-name="T5">1</text:span>..2</text:p>
          </table:table-cell>
          <table:table-cell table:style-name="Person.A2" office:value-type="string">
            <text:p text:style-name="P14">+<text:span text:style-name="T6">amity_</text:span>room<text:span text:style-name="T1">s</text:span>: <text:span text:style-name="T1">dictionary = {all room names, each room type, each room capacity}</text:span></text:p>
          </table:table-cell>
        </table:table-row>
        <table:table-row>
          <table:table-cell table:style-name="Person.A2" office:value-type="string">
            <text:p text:style-name="P11">+<text:span text:style-name="T3">create_person(name, fellow|staff, wants_accommodation)</text:span></text:p>
            <text:p text:style-name="P11"><text:span text:style-name="T2">+</text:span>r<text:span text:style-name="T4">eallocate_person</text:span>(<text:span text:style-name="T6">name, room_name</text:span>)</text:p>
            <text:p text:style-name="P12">+load_people(filename)</text:p>
            <text:p text:style-name="P12">+print_allocations()</text:p>
            <text:p text:style-name="P12">+print_unallocated()</text:p>
            <text:p text:style-name="P15">+print_room(room_name)</text:p>
            <text:p text:style-name="P12"/>
          </table:table-cell>
          <table:table-cell table:style-name="Person.B1" office:value-type="string">
            <text:p text:style-name="P10"/>
          </table:table-cell>
          <table:table-cell table:style-name="Person.A2" office:value-type="string">
            <text:p text:style-name="P16">+create_<text:span text:style-name="T6">r</text:span>oom(<text:span text:style-name="T3">room_name, room_type, room_capacity, room_occupancy</text:span>)</text:p>
            <text:p text:style-name="P15">+save_state()</text:p>
            <text:p text:style-name="P15">+load_state()</text:p>
          </table:table-cell>
        </table:table-row>
      </table:table>
      <text:p text:style-name="P2"><draw:g text:anchor-type="paragraph" draw:z-index="1" draw:style-name="gr1"><draw:line draw:name="Shape2" draw:style-name="gr3" draw:text-style-name="P40" svg:x1="2.1311in" svg:y1="2.224in" svg:x2="2.1311in" svg:y2="1.5063in"><text:p/></draw:line><draw:line draw:name="Shape1" draw:style-name="gr3" draw:text-style-name="P40" svg:x1="0.9854in" svg:y1="1.5335in" svg:x2="2.1311in" svg:y2="1.5063in"><text:p/></draw:line><draw:custom-shape draw:name="Shape6" draw:style-name="gr5" draw:text-style-name="P41" svg:width="0.2114in" svg:height="0.4433in" svg:x="1.5311in" svg:y="0.0165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40" svg:x1="0.9854in" svg:y1="2.2504in" svg:x2="0.9854in" svg:y2="1.5327in"><text:p/></draw:line><draw:line draw:name="Shape2" draw:style-name="gr3" draw:text-style-name="P40" svg:x1="1.6374in" svg:y1="1.5331in" svg:x2="1.6374in" svg:y2="0.4858in"><text:p/></draw:line></draw:g><draw:custom-shape text:anchor-type="paragraph" draw:z-index="3" draw:name="Shape1" draw:style-name="gr7" draw:text-style-name="P42" svg:width="0.3024in" svg:height="0.324in" svg:x="7.1398in" svg:y="0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 </text:p>
      <text:p text:style-name="P3"><draw:line text:anchor-type="paragraph" draw:z-index="4" draw:name="Shape2" draw:style-name="gr8" draw:text-style-name="P40" svg:x1="7.2957in" svg:y1="0.1555in" svg:x2="7.2957in" svg:y2="0.322in"><text:p/></draw:line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Room</text:p>
          </table:table-cell>
        </table:table-row>
        <table:table-row>
          <table:table-cell table:style-name="Table2.A2" office:value-type="string">
            <text:p text:style-name="P17">+<text:span text:style-name="T2">room_id: int</text:span></text:p>
            <text:p text:style-name="P12">+room_name: string</text:p>
            <text:p text:style-name="P18">+<text:span text:style-name="T7">room_capacity: int</text:span></text:p>
            <text:p text:style-name="P20">+<text:span text:style-name="T7">room_o</text:span>ccupancy: int</text:p>
          </table:table-cell>
        </table:table-row>
        <table:table-row>
          <table:table-cell table:style-name="Table2.A2" office:value-type="string">
            <text:p text:style-name="P19">+<text:span text:style-name="T2">assign_room(name)</text:span></text:p>
          </table:table-cell>
        </table:table-row>
      </table:table>
      <text:p text:style-name="P3"><draw:g text:anchor-type="paragraph" draw:z-index="0" draw:style-name="gr1"><draw:line draw:name="Shape4" draw:style-name="gr2" draw:text-style-name="P39" svg:x1="7.8083in" svg:y1="0.3453in" svg:x2="6.3291in" svg:y2="0.3453in"><text:p/></draw:line><draw:line draw:name="Shape2" draw:style-name="gr3" draw:text-style-name="P40" svg:x1="7.8083in" svg:y1="0.5016in" svg:x2="7.8083in" svg:y2="0.3453in"><text:p/></draw:line><draw:custom-shape draw:name="Shape6" draw:style-name="gr4" draw:text-style-name="P41" svg:width="0.213in" svg:height="0.098in" svg:x="6.963in" svg:y="0.0264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40" svg:x1="6.3291in" svg:y1="0.5063in" svg:x2="6.3291in" svg:y2="0.35in"><text:p/></draw:line><draw:line draw:name="Shape2" draw:style-name="gr3" draw:text-style-name="P40" svg:x1="7.0772in" svg:y1="0.3453in" svg:x2="7.0772in" svg:y2="0.135in"><text:p/></draw:line></draw:g></text:p>
      <text:p text:style-name="P3"/>
      <text:p text:style-name="P4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row>
          <table:table-cell table:style-name="Table1.A1" office:value-type="string">
            <text:p text:style-name="P8">Fellow</text:p>
          </table:table-cell>
          <table:table-cell table:style-name="Table1.B1" office:value-type="string">
            <text:p text:style-name="P8"/>
          </table:table-cell>
          <table:table-cell table:style-name="Table1.C1" office:value-type="string">
            <text:p text:style-name="P8">Staff</text:p>
          </table:table-cell>
          <table:table-cell table:style-name="Table1.D1" office:value-type="string">
            <text:p text:style-name="P8"/>
          </table:table-cell>
          <table:table-cell table:style-name="Table1.E1" office:value-type="string">
            <text:p text:style-name="P6">Office</text:p>
          </table:table-cell>
          <table:table-cell table:style-name="Table1.F1" office:value-type="string">
            <text:p text:style-name="P8"/>
          </table:table-cell>
          <table:table-cell table:style-name="Table1.G1" office:value-type="string">
            <text:p text:style-name="P6">Living</text:p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1" office:value-type="string">
            <text:p text:style-name="P21"/>
          </table:table-cell>
          <table:table-cell table:style-name="Table1.C2" office:value-type="string">
            <text:p text:style-name="P21"/>
          </table:table-cell>
          <table:table-cell table:style-name="Table1.D2" office:value-type="string">
            <text:p text:style-name="P21"/>
          </table:table-cell>
          <table:table-cell table:style-name="Table1.E2" office:value-type="string">
            <text:p text:style-name="P20"/>
          </table:table-cell>
          <table:table-cell table:style-name="Table1.F2" office:value-type="string">
            <text:p text:style-name="P21"/>
          </table:table-cell>
          <table:table-cell table:style-name="Table1.G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<draw:line text:anchor-type="paragraph" draw:z-index="16" draw:name="Shape6" draw:style-name="gr8" draw:text-style-name="P40" svg:x1="8.6181in" svg:y1="1.2193in" svg:x2="8.6283in" svg:y2="0.3882in"><text:p/></draw:line></text:p>
          </table:table-cell>
          <table:table-cell table:style-name="Table1.B1" office:value-type="string">
            <text:p text:style-name="P21"/>
          </table:table-cell>
          <table:table-cell table:style-name="Table1.C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E3" office:value-type="string">
            <text:p text:style-name="P16"/>
          </table:table-cell>
          <table:table-cell table:style-name="Table1.F3" office:value-type="string">
            <text:p text:style-name="P21"/>
          </table:table-cell>
          <table:table-cell table:style-name="Table1.G3" office:value-type="string">
            <text:p text:style-name="P16"/>
            <text:p text:style-name="P16"/>
          </table:table-cell>
        </table:table-row>
      </table:table>
      <text:p text:style-name="P4"><draw:line text:anchor-type="paragraph" draw:z-index="5" draw:name="Shape3" draw:style-name="gr8" draw:text-style-name="P40" svg:x1="1.15in" svg:y1="0.0217in" svg:x2="1.15in" svg:y2="0.6051in"><text:p/></draw:line><draw:line text:anchor-type="paragraph" draw:z-index="8" draw:name="Shape6" draw:style-name="gr8" draw:text-style-name="P40" svg:x1="6.4417in" svg:y1="0.5945in" svg:x2="6.4417in" svg:y2="0.0008in"><text:p/></draw:line><draw:line text:anchor-type="paragraph" draw:z-index="11" draw:name="Shape6" draw:style-name="gr8" draw:text-style-name="P44" svg:x1="3.1811in" svg:y1="0.3965in" svg:x2="3.1811in" svg:y2="-0.0004in"><text:p/></draw:line><draw:line text:anchor-type="paragraph" draw:z-index="10" draw:name="Shape6" draw:style-name="gr8" draw:text-style-name="P44" svg:x1="5.4209in" svg:y1="0.4138in" svg:x2="5.4209in" svg:y2="0.0165in"><text:p/></draw:line><draw:line text:anchor-type="paragraph" draw:z-index="14" draw:name="Shape3" draw:style-name="gr8" draw:text-style-name="P40" svg:x1="0.452in" svg:y1="0.0217in" svg:x2="0.452in" svg:y2="0.8114in"><text:p/></draw:line></text:p>
      <text:p text:style-name="P4"><draw:line text:anchor-type="paragraph" draw:z-index="6" draw:name="Shape7" draw:style-name="gr8" draw:text-style-name="P40" svg:x1="1.15in" svg:y1="0.413in" svg:x2="6.4417in" svg:y2="0.4028in"><text:p/></draw:line><draw:frame text:anchor-type="paragraph" draw:z-index="7" draw:name="Shape5" draw:style-name="gr9" draw:text-style-name="P43" svg:width="0.4067in" svg:height="0.1925in" svg:x="1.2854in" svg:y="0.2154in"><draw:text-box><text:p>0..6</text:p></draw:text-box></draw:frame><draw:line text:anchor-type="paragraph" draw:z-index="9" draw:name="Shape7" draw:style-name="gr8" draw:text-style-name="P40" svg:x1="3.1811in" svg:y1="0.2047in" svg:x2="5.4209in" svg:y2="0.2047in"><text:p/></draw:line><draw:frame text:anchor-type="paragraph" draw:z-index="13" draw:name="Shape5" draw:style-name="gr9" draw:text-style-name="P45" svg:width="0.4067in" svg:height="0.1925in" svg:x="3.3165in" svg:y="0.0126in"><draw:text-box><text:p><text:span text:style-name="T8">0..6</text:span></text:p></draw:text-box></draw:frame><draw:line text:anchor-type="paragraph" draw:z-index="15" draw:name="Shape7" draw:style-name="gr8" draw:text-style-name="P40" svg:x1="0.452in" svg:y1="0.6193in" svg:x2="8.4831in" svg:y2="0.6193in"><text:p/></draw:line><draw:frame text:anchor-type="paragraph" draw:z-index="12" draw:name="Shape5" draw:style-name="gr9" draw:text-style-name="P43" svg:width="0.4067in" svg:height="0.1925in" svg:x="5.0874in" svg:y="0.0126in"><draw:text-box><text:p><text:s text:c="5"/>1</text:p></draw:text-box></draw:frame><draw:frame text:anchor-type="paragraph" draw:z-index="17" draw:name="Shape5" draw:style-name="gr9" draw:text-style-name="P45" svg:width="0.4067in" svg:height="0.1925in" svg:x="0.5354in" svg:y="0.3819in"><draw:text-box><text:p><text:span text:style-name="T8">0..4</text:span></text:p></draw:text-box></draw:frame><draw:frame text:anchor-type="paragraph" draw:z-index="18" draw:name="Shape5" draw:style-name="gr9" draw:text-style-name="P43" svg:width="0.4067in" svg:height="0.1925in" svg:x="6.2335in" svg:y="0.2102in"><draw:text-box><text:p>1</text:p></draw:text-box></draw:frame><draw:frame text:anchor-type="paragraph" draw:z-index="19" draw:name="Shape5" draw:style-name="gr9" draw:text-style-name="P43" svg:width="0.4067in" svg:height="0.1925in" svg:x="8.2646in" svg:y="0.4134in"><draw:text-box><text:p>1</text:p></draw:text-box></draw:frame></text:p>
      <text:p text:style-name="P4"/>
      <text:p text:style-name="P4"/>
      <text:p text:style-name="P4"/>
      <text:p text:style-name="P24"><text:soft-page-break/>Checkpoint 1: UML – Class Diagram:</text:p>
      <text:p text:style-name="P23"><text:tab/><text:tab/><text:tab/><text:tab/><text:tab/><text:tab/><text:tab/><text:tab/><text:tab/><text:tab/><text:tab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6">Amity</text:p>
          </table:table-cell>
        </table:table-row>
        <table:table-row>
          <table:table-cell table:style-name="Table3.A2" office:value-type="string">
            <text:p text:style-name="P30">+<text:span text:style-name="T6">amity_</text:span>room<text:span text:style-name="T1">s</text:span>: <text:span text:style-name="T1">dictionary = {all room names, each room type, each room capacity}</text:span></text:p>
          </table:table-cell>
        </table:table-row>
        <table:table-row>
          <table:table-cell table:style-name="Table3.A2" office:value-type="string">
            <text:p text:style-name="P32">+create_<text:span text:style-name="T6">r</text:span>oom(<text:span text:style-name="T3">room_name, room_type, room_capacity, room_occupancy</text:span>)</text:p>
            <text:p text:style-name="P26">+print_allocations()</text:p>
            <text:p text:style-name="P26">+print_unallocated()</text:p>
            <text:p text:style-name="P31">+print_room(room_name)</text:p>
            <text:p text:style-name="P31">+save_state()</text:p>
            <text:p text:style-name="P31">+load_state()</text:p>
          </table:table-cell>
        </table:table-row>
      </table:table>
      <text:p text:style-name="P23"><draw:g text:anchor-type="paragraph" draw:z-index="37" draw:style-name="gr1"><draw:line draw:name="Shape4" draw:style-name="gr2" draw:text-style-name="P39" svg:x1="6.3791in" svg:y1="0.3362in" svg:x2="3.0665in" svg:y2="0.3362in"><text:p/></draw:line><draw:line draw:name="Shape2" draw:style-name="gr3" draw:text-style-name="P40" svg:x1="6.3791in" svg:y1="0.4925in" svg:x2="6.3791in" svg:y2="0.3362in"><text:p/></draw:line><draw:custom-shape draw:name="Shape6" draw:style-name="gr10" draw:text-style-name="P41" svg:width="0.476in" svg:height="0.098in" svg:x="4.4866in" svg:y="0.0173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40" svg:x1="3.0665in" svg:y1="0.4972in" svg:x2="3.0665in" svg:y2="0.3409in"><text:p/></draw:line><draw:line draw:name="Shape2" draw:style-name="gr3" draw:text-style-name="P40" svg:x1="4.7417in" svg:y1="0.3362in" svg:x2="4.7417in" svg:y2="0.126in"><text:p/></draw:line></draw:g> </text:p>
      <text:p text:style-name="P23"/>
      <text:p text:style-name="P2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5">Person</text:p>
          </table:table-cell>
          <table:table-cell table:style-name="Table4.B1" office:value-type="string">
            <text:p text:style-name="P37"/>
          </table:table-cell>
          <table:table-cell table:style-name="Table4.A1" office:value-type="string">
            <text:p text:style-name="P37">Room</text:p>
          </table:table-cell>
        </table:table-row>
        <table:table-row>
          <table:table-cell table:style-name="Table4.A2" office:value-type="string">
            <text:p text:style-name="P27">+<text:span text:style-name="T6">person_id: int</text:span></text:p>
            <text:p text:style-name="P27"><text:span text:style-name="T6">+</text:span>name: string</text:p>
            <text:p text:style-name="P27">+role: string</text:p>
            <text:p text:style-name="P27">+e_mail: string</text:p>
            <text:p text:style-name="P26">+office: string</text:p>
            <text:p text:style-name="P26">+living_space: string</text:p>
          </table:table-cell>
          <table:table-cell table:style-name="Table4.B1" office:value-type="string">
            <text:p text:style-name="P32"/>
          </table:table-cell>
          <table:table-cell table:style-name="Table4.A2" office:value-type="string">
            <text:p text:style-name="P32">+<text:span text:style-name="T2">room_id: int</text:span></text:p>
            <text:p text:style-name="P26">+room_name: string</text:p>
            <text:p text:style-name="P32">+<text:span text:style-name="T7">room_capacity: int</text:span></text:p>
            <text:p text:style-name="P33">+<text:span text:style-name="T7">room_o</text:span>ccupancy: int</text:p>
          </table:table-cell>
        </table:table-row>
        <table:table-row>
          <table:table-cell table:style-name="Table4.A2" office:value-type="string">
            <text:p text:style-name="P27">+<text:span text:style-name="T3">create_person(name, fellow|staff, wants_accommodation)</text:span></text:p>
            <text:p text:style-name="P27"><text:span text:style-name="T2">+</text:span>r<text:span text:style-name="T4">eallocate_person</text:span>(<text:span text:style-name="T6">name, room_name</text:span>)</text:p>
            <text:p text:style-name="P26"><draw:g text:anchor-type="paragraph" draw:z-index="36" draw:style-name="gr1"><draw:line draw:name="Shape4" draw:style-name="gr2" draw:text-style-name="P39" svg:x1="2.0555in" svg:y1="0.5016in" svg:x2="0.5764in" svg:y2="0.5016in"><text:p/></draw:line><draw:line draw:name="Shape2" draw:style-name="gr3" draw:text-style-name="P40" svg:x1="2.0555in" svg:y1="0.6579in" svg:x2="2.0555in" svg:y2="0.5016in"><text:p/></draw:line><draw:custom-shape draw:name="Shape6" draw:style-name="gr4" draw:text-style-name="P41" svg:width="0.213in" svg:height="0.098in" svg:x="1.2102in" svg:y="0.1827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40" svg:x1="0.5764in" svg:y1="0.6626in" svg:x2="0.5764in" svg:y2="0.5063in"><text:p/></draw:line><draw:line draw:name="Shape2" draw:style-name="gr3" draw:text-style-name="P40" svg:x1="1.3244in" svg:y1="0.5016in" svg:x2="1.3244in" svg:y2="0.2913in"><text:p/></draw:line></draw:g>+load_people(filename)</text:p>
          </table:table-cell>
          <table:table-cell table:style-name="Table4.B1" office:value-type="string">
            <text:p text:style-name="P32"/>
          </table:table-cell>
          <table:table-cell table:style-name="Table4.A2" office:value-type="string">
            <text:p text:style-name="P32">+<text:span text:style-name="T2">assign_room(name)</text:span></text:p>
          </table:table-cell>
        </table:table-row>
      </table:table>
      <text:p text:style-name="P23"><draw:g text:anchor-type="paragraph" draw:z-index="20" draw:style-name="gr1"><draw:line draw:name="Shape4" draw:style-name="gr2" draw:text-style-name="P39" svg:x1="7.8083in" svg:y1="0.3453in" svg:x2="6.3291in" svg:y2="0.3453in"><text:p/></draw:line><draw:line draw:name="Shape2" draw:style-name="gr3" draw:text-style-name="P40" svg:x1="7.8083in" svg:y1="0.5016in" svg:x2="7.8083in" svg:y2="0.3453in"><text:p/></draw:line><draw:custom-shape draw:name="Shape6" draw:style-name="gr4" draw:text-style-name="P41" svg:width="0.213in" svg:height="0.098in" svg:x="6.963in" svg:y="0.0264in"><text:p/>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name="Shape2" draw:style-name="gr3" draw:text-style-name="P40" svg:x1="6.3291in" svg:y1="0.5063in" svg:x2="6.3291in" svg:y2="0.35in"><text:p/></draw:line><draw:line draw:name="Shape2" draw:style-name="gr3" draw:text-style-name="P40" svg:x1="7.0772in" svg:y1="0.3453in" svg:x2="7.0772in" svg:y2="0.135in"><text:p/></draw:line></draw:g></text:p>
      <text:p text:style-name="P23"/>
      <text:p text:style-name="P23"><text:tab/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row>
          <table:table-cell table:style-name="Table5.A1" office:value-type="string">
            <text:p text:style-name="P38">Fellow</text:p>
          </table:table-cell>
          <table:table-cell table:style-name="Table5.B1" office:value-type="string">
            <text:p text:style-name="P38"/>
          </table:table-cell>
          <table:table-cell table:style-name="Table5.C1" office:value-type="string">
            <text:p text:style-name="P38">Staff</text:p>
          </table:table-cell>
          <table:table-cell table:style-name="Table5.D1" office:value-type="string">
            <text:p text:style-name="P38"/>
          </table:table-cell>
          <table:table-cell table:style-name="Table5.E1" office:value-type="string">
            <text:p text:style-name="P36">Office</text:p>
          </table:table-cell>
          <table:table-cell table:style-name="Table5.F1" office:value-type="string">
            <text:p text:style-name="P38"/>
          </table:table-cell>
          <table:table-cell table:style-name="Table5.G1" office:value-type="string">
            <text:p text:style-name="P36">Living</text:p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1" office:value-type="string">
            <text:p text:style-name="P34"/>
          </table:table-cell>
          <table:table-cell table:style-name="Table5.C2" office:value-type="string">
            <text:p text:style-name="P34"/>
          </table:table-cell>
          <table:table-cell table:style-name="Table5.D2" office:value-type="string">
            <text:p text:style-name="P34"/>
          </table:table-cell>
          <table:table-cell table:style-name="Table5.E2" office:value-type="string">
            <text:p text:style-name="P33"/>
          </table:table-cell>
          <table:table-cell table:style-name="Table5.F2" office:value-type="string">
            <text:p text:style-name="P34"/>
          </table:table-cell>
          <table:table-cell table:style-name="Table5.G2" office:value-type="string">
            <text:p text:style-name="P33"/>
          </table:table-cell>
        </table:table-row>
        <table:table-row>
          <table:table-cell table:style-name="Table5.A2" office:value-type="string">
            <text:p text:style-name="P34"><draw:line text:anchor-type="paragraph" draw:z-index="32" draw:name="Shape6" draw:style-name="gr8" draw:text-style-name="P40" svg:x1="8.6181in" svg:y1="1.2193in" svg:x2="8.6283in" svg:y2="0.3882in"><text:p/></draw:line></text:p>
          </table:table-cell>
          <table:table-cell table:style-name="Table5.B1" office:value-type="string">
            <text:p text:style-name="P34"/>
          </table:table-cell>
          <table:table-cell table:style-name="Table5.C3" office:value-type="string">
            <text:p text:style-name="P34"/>
          </table:table-cell>
          <table:table-cell table:style-name="Table5.D3" office:value-type="string">
            <text:p text:style-name="P34"/>
          </table:table-cell>
          <table:table-cell table:style-name="Table5.E3" office:value-type="string">
            <text:p text:style-name="P32"/>
          </table:table-cell>
          <table:table-cell table:style-name="Table5.F3" office:value-type="string">
            <text:p text:style-name="P34"/>
          </table:table-cell>
          <table:table-cell table:style-name="Table5.G3" office:value-type="string">
            <text:p text:style-name="P32"/>
            <text:p text:style-name="P32"/>
          </table:table-cell>
        </table:table-row>
      </table:table>
      <text:p text:style-name="P23"><draw:line text:anchor-type="paragraph" draw:z-index="21" draw:name="Shape3" draw:style-name="gr8" draw:text-style-name="P40" svg:x1="1.15in" svg:y1="0.0217in" svg:x2="1.15in" svg:y2="0.6051in"><text:p/></draw:line><draw:line text:anchor-type="paragraph" draw:z-index="24" draw:name="Shape6" draw:style-name="gr8" draw:text-style-name="P40" svg:x1="6.4417in" svg:y1="0.5945in" svg:x2="6.4417in" svg:y2="0.0008in"><text:p/></draw:line><draw:line text:anchor-type="paragraph" draw:z-index="26" draw:name="Shape6" draw:style-name="gr8" draw:text-style-name="P44" svg:x1="5.4209in" svg:y1="0.4138in" svg:x2="5.4209in" svg:y2="0.0165in"><text:p/></draw:line><draw:line text:anchor-type="paragraph" draw:z-index="27" draw:name="Shape6" draw:style-name="gr8" draw:text-style-name="P44" svg:x1="3.1811in" svg:y1="0.3965in" svg:x2="3.1811in" svg:y2="-0.0004in"><text:p/></draw:line><draw:line text:anchor-type="paragraph" draw:z-index="30" draw:name="Shape3" draw:style-name="gr8" draw:text-style-name="P40" svg:x1="0.452in" svg:y1="0.0217in" svg:x2="0.452in" svg:y2="0.8114in"><text:p/></draw:line></text:p>
      <text:p text:style-name="P23"><draw:line text:anchor-type="paragraph" draw:z-index="22" draw:name="Shape7" draw:style-name="gr8" draw:text-style-name="P40" svg:x1="1.15in" svg:y1="0.413in" svg:x2="6.4417in" svg:y2="0.4028in"><text:p/></draw:line><draw:frame text:anchor-type="paragraph" draw:z-index="23" draw:name="Shape5" draw:style-name="gr9" draw:text-style-name="P43" svg:width="0.4067in" svg:height="0.1925in" svg:x="1.2854in" svg:y="0.2154in"><draw:text-box><text:p>0..6</text:p></draw:text-box></draw:frame><draw:line text:anchor-type="paragraph" draw:z-index="25" draw:name="Shape7" draw:style-name="gr8" draw:text-style-name="P40" svg:x1="3.1811in" svg:y1="0.2047in" svg:x2="5.4209in" svg:y2="0.2047in"><text:p/></draw:line><draw:frame text:anchor-type="paragraph" draw:z-index="28" draw:name="Shape5" draw:style-name="gr9" draw:text-style-name="P43" svg:width="0.4067in" svg:height="0.1925in" svg:x="5.0874in" svg:y="0.0126in"><draw:text-box><text:p><text:s text:c="5"/>1</text:p></draw:text-box></draw:frame><draw:frame text:anchor-type="paragraph" draw:z-index="29" draw:name="Shape5" draw:style-name="gr9" draw:text-style-name="P45" svg:width="0.4067in" svg:height="0.1925in" svg:x="3.3165in" svg:y="0.0126in"><draw:text-box><text:p><text:span text:style-name="T8">0..6</text:span></text:p></draw:text-box></draw:frame><draw:line text:anchor-type="paragraph" draw:z-index="31" draw:name="Shape7" draw:style-name="gr8" draw:text-style-name="P40" svg:x1="0.452in" svg:y1="0.6193in" svg:x2="8.4831in" svg:y2="0.6193in"><text:p/></draw:line><draw:frame text:anchor-type="paragraph" draw:z-index="33" draw:name="Shape5" draw:style-name="gr9" draw:text-style-name="P45" svg:width="0.4067in" svg:height="0.1925in" svg:x="0.5354in" svg:y="0.3819in"><draw:text-box><text:p><text:span text:style-name="T8">0..4</text:span></text:p></draw:text-box></draw:frame><draw:frame text:anchor-type="paragraph" draw:z-index="34" draw:name="Shape5" draw:style-name="gr9" draw:text-style-name="P43" svg:width="0.4067in" svg:height="0.1925in" svg:x="6.2335in" svg:y="0.2102in"><draw:text-box><text:p>1</text:p></draw:text-box></draw:frame><draw:frame text:anchor-type="paragraph" draw:z-index="35" draw:name="Shape5" draw:style-name="gr9" draw:text-style-name="P43" svg:width="0.4067in" svg:height="0.1925in" svg:x="8.2646in" svg:y="0.4134in"><draw:text-box><text:p>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7:07:19.430982697</meta:creation-date>
    <dc:date>2016-09-30T15:55:57.606619038</dc:date>
    <meta:editing-duration>PT9H51M50S</meta:editing-duration>
    <meta:editing-cycles>19</meta:editing-cycles>
    <meta:generator>LibreOffice/5.1.4.2$Linux_X86_64 LibreOffice_project/10m0$Build-2</meta:generator>
    <meta:document-statistic meta:table-count="6" meta:image-count="0" meta:object-count="0" meta:page-count="2" meta:paragraph-count="66" meta:word-count="124" meta:character-count="1336" meta:non-whitespace-character-count="1162"/>
  </office:meta>
</office:document-meta>
</file>